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WebConfig.addResourceHandlers( ResourceHandlerRegistry regist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ootConfig.personDa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vaConfigTests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WebConfig.personControl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vaConfigTests.pers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WebConfig.addViewControllers( ViewControllerRegistry regist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Config.configureDefaultServletHandling( DefaultServletHandlerConfigurer configur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